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Standaard" style:master-page-name="MP0" style:family="paragraph">
      <style:paragraph-properties fo:break-before="page"/>
      <style:text-properties fo:font-weight="bold" style:font-weight-asian="bold" style:font-weight-complex="bold"/>
    </style:style>
    <style:style style:name="P2" style:parent-style-name="Standaard" style:family="paragraph">
      <style:text-properties fo:font-weight="bold" style:font-weight-asian="bold" style:font-weight-complex="bold"/>
    </style:style>
    <style:style style:name="P3" style:parent-style-name="Standaard" style:family="paragraph">
      <style:paragraph-properties fo:margin-left="0.4916in">
        <style:tab-stops/>
      </style:paragraph-properties>
    </style:style>
    <style:style style:name="P4" style:parent-style-name="Standaard" style:family="paragraph">
      <style:paragraph-properties fo:margin-left="0.4916in">
        <style:tab-stops/>
      </style:paragraph-properties>
    </style:style>
    <style:style style:name="P5" style:parent-style-name="Standaard" style:family="paragraph">
      <style:text-properties fo:font-weight="bold" style:font-weight-asian="bold" style:font-weight-complex="bold"/>
    </style:style>
    <style:style style:name="P6" style:parent-style-name="Standaard" style:family="paragraph">
      <style:text-properties fo:font-weight="bold" style:font-weight-asian="bold" style:font-weight-complex="bold"/>
    </style:style>
    <style:style style:name="P7" style:parent-style-name="Standaard" style:family="paragraph">
      <style:text-properties fo:font-weight="bold" style:font-weight-asian="bold" style:font-weight-complex="bold"/>
    </style:style>
    <style:style style:name="P8" style:parent-style-name="Standaard" style:family="paragraph">
      <style:text-properties fo:font-weight="bold" style:font-weight-asian="bold" style:font-weight-complex="bold"/>
    </style:style>
    <style:style style:name="P9" style:parent-style-name="Lijstalinea" style:list-style-name="LFO1" style:family="paragraph"/>
    <style:style style:name="P10" style:parent-style-name="Lijstalinea" style:list-style-name="LFO1" style:family="paragraph"/>
    <style:style style:name="P11" style:parent-style-name="Lijstalinea" style:list-style-name="LFO1" style:family="paragraph"/>
    <style:style style:name="T12" style:parent-style-name="Standaardalinea-lettertype" style:family="text">
      <style:text-properties fo:font-weight="bold" style:font-weight-asian="bold" style:font-weight-complex="bold"/>
    </style:style>
    <style:style style:name="T13" style:parent-style-name="Standaardalinea-lettertype" style:family="text">
      <style:text-properties fo:font-weight="bold" style:font-weight-asian="bold" style:font-weight-complex="bold"/>
    </style:style>
    <style:style style:name="P14" style:parent-style-name="Standaard" style:family="paragraph">
      <style:paragraph-properties fo:margin-left="0.4916in">
        <style:tab-stops/>
      </style:paragraph-properties>
      <style:text-properties style:text-underline-type="single" style:text-underline-style="solid" style:text-underline-width="auto" style:text-underline-mode="continuous"/>
    </style:style>
    <style:style style:name="P15" style:parent-style-name="Standaard" style:family="paragraph">
      <style:paragraph-properties fo:margin-left="0.4916in">
        <style:tab-stops/>
      </style:paragraph-properties>
      <style:text-properties style:text-underline-type="single" style:text-underline-style="solid" style:text-underline-width="auto" style:text-underline-mode="continuous"/>
    </style:style>
    <style:style style:name="P16" style:parent-style-name="Standaard" style:family="paragraph">
      <style:paragraph-properties fo:margin-left="0.4916in">
        <style:tab-stops/>
      </style:paragraph-properties>
    </style:style>
    <style:style style:name="P17" style:parent-style-name="Lijstalinea" style:list-style-name="LFO2" style:family="paragraph"/>
    <style:style style:name="P18" style:parent-style-name="Lijstalinea" style:list-style-name="LFO2" style:family="paragraph"/>
    <style:style style:name="P19" style:parent-style-name="Lijstalinea" style:list-style-name="LFO2" style:family="paragraph"/>
    <style:style style:name="P20" style:parent-style-name="Lijstalinea" style:list-style-name="LFO2" style:family="paragraph"/>
    <style:style style:name="P21" style:parent-style-name="Lijstalinea" style:list-style-name="LFO2" style:family="paragraph"/>
    <style:style style:name="P22" style:parent-style-name="Standaard" style:family="paragraph">
      <style:text-properties fo:font-weight="bold" style:font-weight-asian="bold" style:font-weight-complex="bold"/>
    </style:style>
    <style:style style:name="P23" style:parent-style-name="Lijstalinea" style:list-style-name="LFO3" style:family="paragraph"/>
    <style:style style:name="P24" style:parent-style-name="Lijstalinea" style:list-style-name="LFO3" style:family="paragraph"/>
    <style:style style:name="P25" style:parent-style-name="Lijstalinea" style:list-style-name="LFO3" style:family="paragraph"/>
    <style:style style:name="P26" style:parent-style-name="Lijstalinea" style:list-style-name="LFO3" style:family="paragraph"/>
    <style:style style:name="P27" style:parent-style-name="Lijstalinea" style:list-style-name="LFO3" style:family="paragraph"/>
    <style:style style:name="P28" style:parent-style-name="Lijstalinea" style:list-style-name="LFO3" style:family="paragraph"/>
    <style:style style:name="P29" style:parent-style-name="Lijstalinea" style:list-style-name="LFO4" style:family="paragraph"/>
    <style:style style:name="P30" style:parent-style-name="Lijstalinea" style:family="paragraph">
      <style:paragraph-properties fo:margin-left="0.75in">
        <style:tab-stops/>
      </style:paragraph-properties>
    </style:style>
    <style:style style:name="P31" style:parent-style-name="Lijstalinea" style:family="paragraph">
      <style:paragraph-properties fo:margin-left="0.75in">
        <style:tab-stops/>
      </style:paragraph-properties>
    </style:style>
    <style:style style:name="P32" style:parent-style-name="Lijstalinea" style:family="paragraph">
      <style:paragraph-properties fo:margin-left="0.75in">
        <style:tab-stops/>
      </style:paragraph-properties>
    </style:style>
    <style:style style:name="P33" style:parent-style-name="Lijstalinea" style:family="paragraph">
      <style:paragraph-properties fo:margin-left="0.75in">
        <style:tab-stops/>
      </style:paragraph-properties>
    </style:style>
    <style:style style:name="P34" style:parent-style-name="Lijstalinea" style:list-style-name="LFO4" style:family="paragraph"/>
    <style:style style:name="P35" style:parent-style-name="Lijstalinea" style:family="paragraph">
      <style:paragraph-properties fo:margin-left="0.75in">
        <style:tab-stops/>
      </style:paragraph-properties>
    </style:style>
    <style:style style:name="P36" style:parent-style-name="Lijstalinea" style:list-style-name="LFO4" style:family="paragraph"/>
    <style:style style:name="P37" style:parent-style-name="Lijstalinea" style:list-style-name="LFO4" style:family="paragraph"/>
    <style:style style:name="P38" style:parent-style-name="Standaard" style:family="paragraph">
      <style:paragraph-properties fo:margin-left="0.5in">
        <style:tab-stops/>
      </style:paragraph-properties>
    </style:style>
    <style:style style:name="P39" style:parent-style-name="Lijstalinea" style:list-style-name="LFO3" style:family="paragraph"/>
    <style:style style:name="P40" style:parent-style-name="Lijstalinea" style:list-style-name="LFO3" style:family="paragraph"/>
  </office:automatic-styles>
  <office:body>
    <office:text text:use-soft-page-breaks="true">
      <text:p text:style-name="P1"/>
      <text:p text:style-name="P2">Algemeen<text:tab/><text:tab/><text:tab/><text:tab/>26-9-2022</text:p>
      <text:p text:style-name="Standaard">Simpylc biedt de mogelijkheid om besturingssystemen te bouwen. Jacques heeft een omgeving gebouwd voor de automatisering van een auto. Hij heeft ook al een geautomatiseerde sturing op basis van een virtuele<text:s/>sonar en een virtuele lidar met vaste regels. Deze aansturing met vaste regels zou je ook kunnen vervangen door een neuraal netwerk.</text:p>
      <text:p text:style-name="Standaard">Het programma functioneert met 2 python instances:</text:p>
      <text:p text:style-name="P3">Instance 1: hiermee wordt de wereld gebouwd en data van de gegevens worden hierin opgebouwd.</text:p>
      <text:p text:style-name="P4">Instance 2: aansturing van de auto gebeurd hier. Invoer vanuit instance 1 wordt hier vertaald naar stuurhoek en snelheid van de auto. <text:s/></text:p>
      <text:p text:style-name="Standaard"/>
      <text:p text:style-name="P5">Hardcoded-client.<text:tab/><text:tab/><text:tab/><text:tab/>26-9-2022</text:p>
      <text:p text:style-name="Standaard">De aansturing van de auto gebeurt met code die in de<text:s/></text:p>
      <text:p text:style-name="P6"/>
      <text:p text:style-name="P7"/>
      <text:p text:style-name="P8">Tensorflow<text:tab/><text:tab/><text:tab/><text:tab/><text:tab/><text:tab/>23-9-2022</text:p>
      <text:p text:style-name="Standaard">Inzet van tensorflow voor neuraal netwerk.</text:p>
      <text:p text:style-name="Standaard">Ik heb tutorials gevolgd.<text:s/></text:p>
      <text:list text:style-name="LFO1" text:continue-numbering="true">
        <text:list-item>
          <text:p text:style-name="P9">Sequential model</text:p>
        </text:list-item>
        <text:list-item>
          <text:p text:style-name="P10">Training of a model</text:p>
        </text:list-item>
        <text:list-item>
          <text:p text:style-name="P11">Classification (voorbeeld classificatie met een model.<text:s/></text:p>
        </text:list-item>
      </text:list>
      <text:p text:style-name="Standaard">Sequential model. Simpel neuraal netwerk. Waarbij je laagsewijs een model<text:s/>opstelt.</text:p>
      <text:p text:style-name="Standaard">Met Keras wordt het netwerk gemaakt.</text:p>
      <text:p text:style-name="Standaard"/>
      <text:p text:style-name="Standaard">Trainen van het model werkt met de methode<text:s/><text:span text:style-name="T12">.fit</text:span></text:p>
      <text:p text:style-name="Standaard">Hier geef je de trainingssets met bijbehorende labels bij<text:s/></text:p>
      <text:p text:style-name="Standaard">Met de .<text:span text:style-name="T13">prediction</text:span><text:s text:c="2"/>functie kun je een voorspelling maken.</text:p>
      <text:p text:style-name="Standaard"/>
      <text:p text:style-name="Standaard">Algoritme configuratie valt in 3 categorien:<text:s/></text:p>
      <text:p text:style-name="P14">optimizer</text:p>
      <text:p text:style-name="P15">losses</text:p>
      <text:p text:style-name="P16">metrics: volgens mij minder belangrijk.<text:tab/></text:p>
      <text:p text:style-name="Standaard">Ideale pad.<text:s/></text:p>
      <text:list text:style-name="LFO2" text:continue-numbering="true">
        <text:list-item>
          <text:p text:style-name="P17">Je maakt trainingssets door met de pijltoetsen de auto door het model te rijden. De gegevens sla je op in een file. De meest optimale rit gebruik je.<text:s/></text:p>
        </text:list-item>
        <text:list-item>
          <text:p text:style-name="P18">Je splitst de set in een trainingsset en een validatieset.<text:s/></text:p>
        </text:list-item>
        <text:list-item>
          <text:p text:style-name="P19">Met trainingsritten (sonarafstand/lidarafstand en stuurrichting) voer je een neuraal netwerk model.<text:s/></text:p>
        </text:list-item>
        <text:list-item>
          <text:p text:style-name="P20">De fit ga je valideren met de validatieset.<text:s/></text:p>
        </text:list-item>
        <text:list-item>
          <text:p text:style-name="P21">Dit vertaal je naar een algoritme voor sturing van de auto. Met de prediction method maak je een voorspelling op basis van input waarden van de sonar (softmax)</text:p>
        </text:list-item>
      </text:list>
      <text:p text:style-name="Standaard">Mogelijk is er niet genoeg tijd om test data sets te maken. Als minder optimale oplossing kun je testrondjes maken.<text:s/></text:p>
      <text:p text:style-name="Standaard">Voorbeeld testset die overeenkomt met de situatie van de auto is de Iris dataset.<text:s/></text:p>
      <text:p text:style-name="Standaard"/>
      <text:p text:style-name="P22">Aansturing van de auto<text:tab/><text:tab/><text:tab/><text:tab/>27-9-2022</text:p>
      <text:list text:style-name="LFO3" text:continue-numbering="true">
        <text:list-item>
          <text:p text:style-name="P23">Testdata verzamelen. Ik heb datafile aangemaakt met<text:s/>hardcoded_client_sonar.py. <text:s/>Er wordt 3 minuten data ingezameld en weggeschreven naar sonar.samples_v1.<text:s/></text:p>
        </text:list-item>
      </text:list>
      <text:p text:style-name="Standaard"/>
      <text:list text:style-name="LFO3" text:continue-numbering="true">
        <text:list-item>
          <text:p text:style-name="P24">Bouw neuraal netwerk tensorflow. Het neurale netwerk kan met verschillende instellingen zijn getest.</text:p>
          <text:list text:continue-numbering="true">
            <text:list-item>
              <text:p text:style-name="P25">Opbouw neuraal net.<text:s/></text:p>
            </text:list-item>
            <text:list-item>
              <text:p text:style-name="P26">Fitting: Optimizer. Fit</text:p>
            </text:list-item>
            <text:list-item>
              <text:p text:style-name="P27">Fitting: Loss function,<text:s/></text:p>
            </text:list-item>
            <text:list-item>
              <text:p text:style-name="P28">Epochs:<text:s/></text:p>
            </text:list-item>
          </text:list>
        </text:list-item>
      </text:list>
      <text:p text:style-name="Lijstalinea"/>
      <text:list text:style-name="LFO4" text:continue-numbering="true">
        <text:list-item>
          <text:p text:style-name="P29">Opbouw neuraal netwerk. Van het netwerk ligt de invoerlaag en de uitvoerlaag vast.<text:s/></text:p>
        </text:list-item>
      </text:list>
      <text:p text:style-name="P30">De invoerlaag bestaat uit 3 nodes, één voor iedere sonarmeting.<text:s/></text:p>
      <text:p text:style-name="P31">De uitvoerlaag is 1<text:s/>node, namelijk voor de<text:s/>stuurhoek.</text:p>
      <text:p text:style-name="P32">Daartussen zitten hidden layers. Ik heb met verschillende aantallen hidden layers gewerkt. Ik weet kan moeilijk achterhalen wat beter werkt. Een belangrijke oorzaak hiervan is dat verschillende trainingssessie met de zelfde invoer en zelfde configuratie van het model heel verschillende resultaten kan krijgen.<text:s/></text:p>
      <text:p text:style-name="P33"/>
      <text:list text:style-name="LFO4" text:continue-numbering="true">
        <text:list-item>
          <text:p text:style-name="P34">Optimizer: Ik heb verschillende optimizers getest, adam, sgd (gradient descent), rmsprop. Ik kreeg wel verschillende resultaten, maar ik kon niet bepalen welke er beter was. Frank vertelde dat <text:s/>Adam meestal het beste is, want het houdt rekening met de veranderingen uit vorige iteraties.</text:p>
        </text:list-item>
      </text:list>
      <text:p text:style-name="P35"/>
      <text:list text:style-name="LFO4" text:continue-numbering="true">
        <text:list-item>
          <text:p text:style-name="P36">Loss function:<text:s/>……………</text:p>
        </text:list-item>
      </text:list>
      <text:p text:style-name="Lijstalinea"/>
      <text:p text:style-name="Standaard"/>
      <text:list text:style-name="LFO4" text:continue-numbering="true">
        <text:list-item>
          <text:p text:style-name="P37"><text:s/>Epochs: meer epochs levert over het algemeen betere resultaten op. Oppassen op overfitting! Dat kun je checken met<text:s/>de functie<text:s/>evaluate op een<text:s/></text:p>
        </text:list-item>
      </text:list>
      <text:p text:style-name="P38"/>
      <text:list text:style-name="LFO3" text:continue-numbering="true">
        <text:list-item>
          <text:p text:style-name="P39">Verificatie van de data</text:p>
        </text:list-item>
      </text:list>
      <text:p text:style-name="Lijstalinea"/>
      <text:p text:style-name="Lijstalinea"/>
      <text:p text:style-name="Lijstalinea"/>
      <text:list text:style-name="LFO3" text:continue-numbering="true">
        <text:list-item>
          <text:p text:style-name="P40">Implementatie AI in hardcoded aansturing.<text:s/></text:p>
        </text:list-item>
      </text:list>
      <text:p text:style-name="Lijstalinea">Als basis heb ik de hardcoded_client.py gebruikt en deze heb ik omgezet naar ai_client_sonar_v01.py</text:p>
      <text:p text:style-name="Lijstalinea">Het getrainde model kun je opslaan en later laden. Dit model heeft een method predict, die kun je voeden met sonardata uit een lopende sessie. Het ingeladen model roep je aan onder de functie sweep.<text:s/></text:p>
      <text:p text:style-name="Lijstalinea"/>
      <text:p text:style-name="Lijstalinea"><text:s text:c="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c Rotsaert (1065070)</meta:initial-creator>
    <dc:creator>Marc Rotsaert (1065070)</dc:creator>
    <meta:creation-date>2022-09-23T13:47:00Z</meta:creation-date>
    <dc:date>2022-09-27T14:46:00Z</dc:date>
    <meta:template xlink:href="Normal.dotm" xlink:type="simple"/>
    <meta:editing-cycles>10</meta:editing-cycles>
    <meta:editing-duration>PT33000S</meta:editing-duration>
    <meta:document-statistic meta:page-count="1" meta:paragraph-count="7" meta:word-count="579" meta:character-count="3757" meta:row-count="26" meta:non-whitespace-character-count="3185"/>
  </office:meta>
</office:document-meta>
</file>